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rebuchet MS" svg:font-family="'Trebuchet MS'"/>
    <style:font-face style:name="Trebuchet MS1" svg:font-family="'Trebuchet MS'" style:font-adornments="Norm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weight="normal" fo:background-color="transparent" style:font-weight-asian="normal" style:font-weight-complex="normal"/>
    </style:style>
    <style:style style:name="P2" style:family="paragraph" style:parent-style-name="Standard">
      <style:paragraph-properties fo:line-height="150%" fo:text-align="justify" style:justify-single-word="false"/>
      <style:text-properties fo:font-weight="bold" fo:background-color="transparent" style:font-weight-asian="bold" style:font-weight-complex="bold"/>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justify" style:justify-single-word="false"/>
      <style:text-properties fo:font-size="12pt" fo:font-weight="normal" fo:background-color="transparent" style:font-size-asian="12pt" style:font-weight-asian="normal" style:font-size-complex="12pt" style:font-weight-complex="normal"/>
    </style:style>
    <style:style style:name="P5" style:family="paragraph" style:parent-style-name="Standard">
      <style:paragraph-properties fo:line-height="150%" fo:text-align="justify" style:justify-single-word="false"/>
      <style:text-properties fo:font-size="12pt" fo:font-weight="normal" fo:background-color="#ffff00" style:font-size-asian="12pt" style:font-weight-asian="normal" style:font-size-complex="12pt" style:font-weight-complex="normal"/>
    </style:style>
    <style:style style:name="P6" style:family="paragraph" style:parent-style-name="Standard">
      <style:paragraph-properties fo:line-height="150%" fo:text-align="justify" style:justify-single-word="false"/>
      <style:text-properties fo:font-size="12pt" fo:font-weight="bold" fo:background-color="transparent" style:font-size-asian="12pt" style:font-weight-asian="bold" style:font-size-complex="12pt" style:font-weight-complex="bold"/>
    </style:style>
    <style:style style:name="P7" style:family="paragraph" style:parent-style-name="Footnote">
      <style:paragraph-properties fo:line-height="100%"/>
      <style:text-properties style:font-name="Trebuchet MS1" fo:font-size="10pt" fo:font-style="normal" fo:font-weight="normal" style:font-size-asian="10pt" style:font-style-asian="normal" style:font-weight-asian="normal" style:font-size-complex="10pt" style:font-style-complex="normal" style:font-weight-complex="normal"/>
    </style:style>
    <style:style style:name="P8" style:family="paragraph" style:parent-style-name="Standard">
      <style:paragraph-properties fo:line-height="150%" fo:text-align="justify" style:justify-single-word="false"/>
      <style:text-properties fo:font-size="12pt" fo:font-weight="normal" fo:background-color="transparent" style:font-size-asian="12pt" style:font-weight-asian="normal" style:font-size-complex="12pt" style:font-weight-complex="normal"/>
    </style:style>
    <style:style style:name="P9" style:family="paragraph" style:parent-style-name="Standard">
      <style:paragraph-properties fo:line-height="150%" fo:text-align="justify" style:justify-single-word="false"/>
      <style:text-properties fo:font-size="12pt" fo:font-weight="normal" fo:background-color="#ffff00"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Trebuchet MS1" fo:font-size="12pt" fo:font-style="italic" fo:font-weight="normal" fo:background-color="transparent" style:font-size-asian="12pt" style:font-style-asian="italic" style:font-weight-asian="normal" style:font-size-complex="12pt" style:font-style-complex="italic" style:font-weight-complex="normal"/>
    </style:style>
    <style:style style:name="P11" style:family="paragraph" style:parent-style-name="Standard" style:list-style-name="L2">
      <style:paragraph-properties fo:line-height="150%" fo:text-align="justify" style:justify-single-word="false"/>
      <style:text-properties style:font-name="Trebuchet MS1" fo:font-size="12pt" fo:font-style="normal" fo:font-weight="bold" fo:background-color="transparent" style:font-size-asian="12pt" style:font-style-asian="normal" style:font-weight-asian="bold" style:font-size-complex="12pt" style:font-style-complex="normal" style:font-weight-complex="bold"/>
    </style:style>
    <style:style style:name="P12" style:family="paragraph" style:parent-style-name="Standard">
      <style:paragraph-properties fo:line-height="150%" fo:text-align="justify" style:justify-single-word="false"/>
      <style:text-properties fo:font-weight="normal" fo:background-color="transparent" style:font-weight-asian="normal" style:font-weight-complex="normal"/>
    </style:style>
    <style:style style:name="P13" style:family="paragraph" style:parent-style-name="Standard" style:list-style-name="L1">
      <style:paragraph-properties fo:line-height="150%" fo:text-align="justify" style:justify-single-word="false"/>
      <style:text-properties fo:font-weight="normal" fo:background-color="transparent" style:font-weight-asian="normal" style:font-weight-complex="normal"/>
    </style:style>
    <style:style style:name="P14" style:family="paragraph" style:parent-style-name="Standard" style:list-style-name="L1">
      <style:paragraph-properties fo:line-height="150%" fo:text-align="justify" style:justify-single-word="false"/>
    </style:style>
    <style:style style:name="P15" style:family="paragraph" style:parent-style-name="Standard">
      <style:paragraph-properties fo:line-height="150%" fo:text-align="justify" style:justify-single-word="false" fo:padding="0.074cm" fo:border-left="none" fo:border-right="none" fo:border-top="none" fo:border-bottom="0.002cm solid #000000" style:join-border="false"/>
      <style:text-properties fo:font-size="12pt" fo:font-weight="normal" fo:background-color="transparent" style:font-size-asian="12pt" style:font-weight-asian="normal" style:font-size-complex="12pt" style:font-weight-complex="normal"/>
    </style:style>
    <style:style style:name="T1" style:family="text">
      <style:text-properties fo:font-weight="normal" fo:background-color="transparent" style:font-weight-asian="normal" style:font-weight-complex="normal"/>
    </style:style>
    <style:style style:name="T2" style:family="text">
      <style:text-properties style:font-name="Trebuchet MS1" fo:font-size="10pt" fo:font-style="normal" fo:font-weight="normal" style:font-size-asian="10pt" style:font-style-asian="normal" style:font-weight-asian="normal" style:font-size-complex="10pt" style:font-style-complex="normal" style:font-weight-complex="normal"/>
    </style:style>
    <style:style style:name="T3" style:family="text">
      <style:text-properties style:font-name="Trebuchet MS1" fo:font-size="10pt" fo:font-style="normal" fo:font-weight="normal" fo:background-color="#ffff00" style:font-size-asian="10pt" style:font-style-asian="normal" style:font-weight-asian="normal" style:font-size-complex="10pt" style:font-style-complex="normal" style:font-weight-complex="normal"/>
    </style:style>
    <style:style style:name="T4" style:family="text">
      <style:text-properties style:font-name="Trebuchet MS1" fo:font-size="10pt" fo:font-style="italic" fo:font-weight="normal" style:font-size-asian="10pt" style:font-style-asian="italic" style:font-weight-asian="normal" style:font-size-complex="10pt" style:font-style-complex="italic" style:font-weight-complex="normal"/>
    </style:style>
    <style:style style:name="T5" style:family="text">
      <style:text-properties style:font-name="Trebuchet MS1" fo:font-size="12pt" fo:font-style="normal" fo:font-weight="normal" fo:background-color="transparent" style:font-size-asian="12pt" style:font-style-asian="normal" style:font-weight-asian="normal" style:font-size-complex="12pt" style:font-style-complex="normal" style:font-weight-complex="normal"/>
    </style:style>
    <style:style style:name="T6" style:family="text">
      <style:text-properties style:font-name="Trebuchet MS1" fo:font-size="12pt" fo:font-style="normal" fo:font-weight="normal" fo:background-color="transparent" style:font-size-asian="12pt" style:font-style-asian="normal" style:font-weight-asian="bold" style:font-size-complex="12pt" style:font-style-complex="normal" style:font-weight-complex="bold"/>
    </style:style>
    <style:style style:name="T7" style:family="text">
      <style:text-properties style:font-name="Trebuchet MS1" fo:font-size="12pt" fo:font-style="normal" fo:font-weight="normal" fo:background-color="#ffff00" style:font-size-asian="12pt" style:font-style-asian="normal" style:font-weight-asian="bold" style:font-size-complex="12pt" style:font-style-complex="normal" style:font-weight-complex="bold"/>
    </style:style>
    <style:style style:name="T8" style:family="text">
      <style:text-properties style:font-name="Trebuchet MS1" fo:font-size="12pt" fo:font-style="normal" fo:font-weight="bold" fo:background-color="transparent" style:font-size-asian="12pt" style:font-style-asian="normal" style:font-weight-asian="bold" style:font-size-complex="12pt" style:font-style-complex="normal" style:font-weight-complex="bold"/>
    </style:style>
    <style:style style:name="T9" style:family="text">
      <style:text-properties style:font-name="Trebuchet MS1" fo:font-size="12pt" fo:font-style="italic" fo:font-weight="normal" fo:background-color="transparent" style:font-size-asian="12pt" style:font-style-asian="italic" style:font-weight-asian="bold" style:font-size-complex="12pt" style:font-style-complex="italic" style:font-weight-complex="bold"/>
    </style:style>
    <style:style style:name="T10" style:family="text">
      <style:text-properties fo:font-weight="bold" fo:background-color="transparent" style:font-weight-asian="bold" style:font-weight-complex="bold"/>
    </style:style>
    <style:style style:name="T11" style:family="text">
      <style:text-properties fo:font-size="12pt" style:font-size-asian="12pt" style:font-size-complex="12pt"/>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2pt" fo:font-style="italic" style:font-size-asian="12pt" style:font-style-asian="italic" style:font-size-complex="12pt" style:font-style-complex="italic"/>
    </style:style>
    <style:style style:name="T14" style:family="text">
      <style:text-properties fo:font-size="12pt" fo:font-style="italic" fo:font-weight="bold" style:font-size-asian="12pt" style:font-style-asian="italic" style:font-weight-asian="bold" style:font-size-complex="12pt" style:font-style-complex="italic" style:font-weight-complex="bold"/>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12pt" fo:font-weight="normal" fo:background-color="transparent" style:font-size-asian="12pt" style:font-weight-asian="normal" style:font-size-complex="12pt" style:font-weight-complex="normal"/>
    </style:style>
    <style:style style:name="T17" style:family="text">
      <style:text-properties fo:font-size="12pt" fo:background-color="#ffff00" style:font-size-asian="12pt" style:font-size-complex="12pt"/>
    </style:style>
    <style:style style:name="T18" style:family="text">
      <style:text-properties fo:font-size="12pt" fo:font-style="normal" style:font-size-asian="12pt" style:font-style-asian="normal" style:font-size-complex="12pt"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hoix des méthodes contraceptives</text:h>
      <text:p text:style-name="P4"/>
      <text:p text:style-name="P4"><text:tab/>Lorsque l'on parle de contraception, il faut prendre en compte une succession de choix qui mènent au comportement dont le premier reste fondamentalement celui d'avoir ou n'avoir pas d'enfant. Mais les pratiques contraceptives ne sont pas un simple choix en réponse à un désir de vivre une sexualité dégagée du risque de grossesse. Elles impliquent une intériorisation et leurs ratés sont souvent signes de résistance au delà des choix conscients. La contraception qui « rate », d'une manière ou d'une autre, soulève la question de l'adéquation de la méthode choisir; il s'agit alors de la renégocier en fonction des attentes réelles de la personne<text:note text:id="ftn1" text:note-class="footnote"><text:note-citation>1</text:note-citation><text:note-body><text:p text:style-name="Footnote"><text:span text:style-name="T2">Baudillon, L. (2004). La reproduction interdite : de la contraception à l'IVG. </text:span><text:span text:style-name="T4">Le journal des psychologues, </text:span><text:span text:style-name="T2">218, pp. 22- 27.</text:span></text:p></text:note-body></text:note>. </text:p>
      <text:p text:style-name="P4"/>
      <text:p text:style-name="P5"/>
      <text:p text:style-name="P5"/>
      <text:p text:style-name="P5">MODELE GENERAL =&gt; décision making (--&gt; théorie de la prise de décision (couts/bénéfices)<text:note text:id="ftn2" text:note-class="footnote"><text:note-citation>2</text:note-citation><text:note-body><text:p text:style-name="Footnote"><text:span text:style-name="T2">Weisman, C., Plichta, S., Nathanson, C., Chase, G., Ensminger, M. &amp; Courtland Robinson, J. (1991) Adolescent Women's Contraceptive Decision Making. </text:span><text:span text:style-name="T4">Journal of Health and Social Behavior</text:span><text:span text:style-name="T2">, 32 (2), pp. 130-144.</text:span></text:p></text:note-body></text:note> + effets secondaires négatifs mènent à l'arrêt et des effets secondaires positifs renforcent les comportements.)</text:p>
      <text:p text:style-name="P6"/>
      <text:p text:style-name="P4"/>
      <text:p text:style-name="P4"/>
      <text:p text:style-name="P1"><text:span text:style-name="T11"><text:tab/>Le choix de la méthode contraceptive est donc la résultante d'un choix, </text:span><text:span text:style-name="T12">choix personnel</text:span><text:span text:style-name="T11"> qui peut être influencé par divers facteurs : le sexe et l'âge de la personne, son style de vie, sa culture et son orientation religieuse, le type de partenaire avec qui a lieu le rapport sexuel (régulier ou occasionnel) mais aussi de relation sexuelle (exclusive ou pas), les caractéristiques propres aux différentes méthodes et l'objectif de la mise en place du traitement contraceptif et, dans le cas de la contraception féminine, le rapport au corps et le sens donné à la contraception. </text:span></text:p>
      <text:p text:style-name="P4"/>
      <text:p text:style-name="P1"><text:span text:style-name="T11"><text:tab/>Le </text:span><text:span text:style-name="T12">sexe</text:span><text:span text:style-name="T11"> de la personne réduit les possibilités de choix. Effectivement, la majorité des méthodes proposées sont adressées aux femmes, raison pour laquelle subsiste dans les mentalités l'idée que la contraception est une affaire de femmes. J'y reviendrais plus loin. </text:span></text:p>
      <text:p text:style-name="P4"><text:soft-page-break/></text:p>
      <text:p text:style-name="P1"><text:span text:style-name="T11"><text:tab/>Concernant l'</text:span><text:span text:style-name="T12">âge</text:span><text:span text:style-name="T11">, notons que diverses études mettent en avant que les jeunes </text:span><text:span text:style-name="T11">gens semblent utiliser le préservatif plus souvent que les plus âgés</text:span><text:span text:style-name="T11"><text:note text:id="ftn3" text:note-class="footnote"><text:note-citation>3</text:note-citation><text:note-body><text:p text:style-name="Footnote"><text:s/><text:span text:style-name="T2">Ott, M., Adler, N., Millstein, S., Tschann, J. &amp; Ellen, J. (2002). The trade-Off between Hormonal Contraceptives and Condoms among Adolescents. <text:s/></text:span><text:span text:style-name="T4">Perspectives on sexual and Reproductive Health,</text:span><text:span text:style-name="T2"> 34(1), pp. 6-14. ; </text:span><text:span text:style-name="T3">AJOUTER REFS</text:span></text:p></text:note-body></text:note></text:span><text:span text:style-name="T11">. Diverses hypothèses peuvent être faites à ce sujet, comme par exemple le fait que les jeunes personnes, en début de « vie sexuelle » sont sensibilisés au risque de transmission des MST tandis que les personnes ayant une expérience sexuelle plus développée pourraient perdre le contact avec ce risque dans la mesure où ils seraient moins touchés par les campagnes de sensibilisation. Une seconde hypothèse est que en avançant en age, les femmes auraient plus souvent tendance à opter pour un contraceptif hormonal. Cela implique que le recours au préservatif serait alors uniquement une protection contre les MST. Son usage serait alors abandonné avec l'allongement de la durée de la relation et la connaissance du partenaire ou considéré comme superflu par les hommes percevant le risque de transmission des MST comme faible.</text:span></text:p>
      <text:p text:style-name="P4"/>
      <text:p text:style-name="P1"><text:span text:style-name="T11"><text:tab/>Le </text:span><text:span text:style-name="T12">style de vie</text:span><text:span text:style-name="T11"> de la personne devrait être pris en compte lorsque celle-ci s'adresse à un professionnel mais ce facteur semble finalement n'avoir que peu de poids dans la balance au moment de la prescription contraceptive qui apparait d'abord comme un acte médical. Il apparait ainsi que la « bonne contraception » finalement, c'est «</text:span><text:span text:style-name="T13">celle qui est socialement recommandée, c'est la contraception hormonale, la pilule (associée en début de relation avec le préservatif), puis le stérilet dès que l'on a le nombre d'enfants voulu</text:span><text:span text:style-name="T11">»</text:span><text:span text:style-name="T11"><text:note text:id="ftn4" text:note-class="footnote"><text:note-citation>4</text:note-citation><text:note-body><text:p text:style-name="Footnote"><text:span text:style-name="T2">Ferrand, M. &amp; Bajos, N. (2004). La contraception en France : une situation paradoxale. </text:span><text:span text:style-name="T4">Le journal des psychologues</text:span><text:span text:style-name="T2">, 218, pp. 34-37.</text:span></text:p></text:note-body></text:note></text:span><text:span text:style-name="T11"> et que les autres méthodes ne sont que peu présentées lors de la première demande, ce qui pourrait expliquer en partie leurs faibles taux d'utilisation. Hors, en ne tenant pas compte du style de vie, on s'expose au risque d'une utilisation non-cohérente des contraceptifs et donc à leurs ratés.</text:span></text:p>
      <text:p text:style-name="P4"/>
      <text:p text:style-name="P1"><text:span text:style-name="T11"><text:tab/>La </text:span><text:span text:style-name="T12">culture</text:span><text:span text:style-name="T11"> et l'</text:span><text:span text:style-name="T12">orientation religieuse </text:span><text:span text:style-name="T11">des personnes jouent un rôle dans les choix contraceptifs dans la mesure où ils influencent les représentations de la sexualité, des identités d'homme et de femme, les valeurs accordées à la fécondité et aux enfants, etc.</text:span></text:p>
      <text:p text:style-name="P4"/>
      <text:p text:style-name="P3"><text:tab/><text:span text:style-name="T11">Une étude de 2001</text:span><text:span text:style-name="T11"><text:note text:id="ftn5" text:note-class="footnote"><text:note-citation>5</text:note-citation><text:note-body><text:p text:style-name="P7">Kouyé Meogbeu, P. &amp; Amouzou Agbessi, J. (2001) Genre, insertion socio-économique de la femme et pratique contraceptive en Cote d'Ivoire, In Colloque international Genre, population et développement en Afrique, Session IX, organisé par UEPA/UAPS, INED, ENSEA, IFORD, à Abidjan, 16-21 Juillet 2001.</text:p></text:note-body></text:note></text:span><text:span text:style-name="T11">, en Cote d'Ivoire, met en évidence que le manque </text:span><text:soft-page-break/><text:span text:style-name="T11">d'information sur les méthodes contraceptives ainsi que leur difficulté d'accès, la qualité </text:span><text:span text:style-name="T11">des services offerts, le manque de moyen financier, l'existence d'éventuels effets secondaires et plus globalement </text:span><text:span text:style-name="T15">le niveau d'insertion socioéconomique des femmes </text:span><text:span text:style-name="T11">jouent un rôle déterminant dans les pratiques contraceptives adultes de cette région. En outre, le degré d'influence des relations de genre au sein des couples (influence du conjoint sur le comportement reproducteur de la femme, l'absence de discussion au sein du couple, les statuts traditionnels de l'homme et de la femme) est un autre facteur influençant les pratiques contraceptives. Cette étude met en lumière la complexité de l'</text:span><text:span text:style-name="T12">influence culturelle </text:span><text:span text:style-name="T11">sur les pratiques contraceptives avec comme conséquence qu'une partie seulement des conclusions avancées ici sont transposables à notre contexte culturel. Il y a en Afrique noire une certaine forme de <text:s/>sacralisation de la sexualité, qui a une influence directe sur les pratiques contraceptives. Par ailleurs, c'est le statut de mère qui permet l'accession de la femme au statut d'adulte membre de la société. D'autres études relèvent des différences entre des populations adolescentes blanche, noire et hispanique, ce qui semble démontrer l'influence du cadre culturel familial sur les pratiques contraceptives (mais ca pourrait aussi bien être la religion ?). </text:span><text:span text:style-name="T17">QUELLES ?!</text:span></text:p>
      <text:p text:style-name="P3"><text:span text:style-name="T11">En outre, l</text:span><text:span text:style-name="T16">a culture peut également valoriser un certain type de contraception (comme c'est le cas dans les sociétés industrialisées avec la pilule contraceptive).</text:span></text:p>
      <text:p text:style-name="P4"/>
      <text:p text:style-name="P3"><text:span text:style-name="T16"><text:tab/></text:span><text:span text:style-name="T5">Les </text:span><text:span text:style-name="T8">religions</text:span><text:span text:style-name="T5">, en tant qu'ensemble de rites, croyances et dogmes d'une société ou plus globalement d'un groupe de personnes, offrent des conceptions de la sexualité. Il semble clair que ces conceptions ont une influence sur les représentations de la sexualité et de la contraception mais aussi sur les pratiques de leurs adhérents. </text:span></text:p>
      <text:p text:style-name="P3"><text:span text:style-name="T6">Les préceptes de la </text:span><text:span text:style-name="T9">religion catholique </text:span><text:span text:style-name="T6">évoquent l'acte sexuel comme un acte d'amour, exigeant un engagement à la fidélité (dont le mariage est garant) et dont les fins sont, avant tout, procréatrices. Pas de plaisir donc, ou alors le plaisir comme avantage à l'acte sexuel reproducteur et au sein d'une union reconnue par l'Eglise. </text:span><text:span text:style-name="T7"><text:s/>REF google books</text:span></text:p>
      <text:p text:style-name="P10">Religion musulmane</text:p>
      <text:p text:style-name="P10">religion juive</text:p>
      <text:p text:style-name="P10">religion protestante</text:p>
      <text:p text:style-name="P4"/>
      <text:p text:style-name="P1"><text:span text:style-name="T11"><text:tab/>Les </text:span><text:span text:style-name="T12">caractéristiques propres aux différentes méthodes</text:span><text:span text:style-name="T14">,</text:span><text:span text:style-name="T18"> en interaction avec d'autres variables propres aux personnes peuvent également intervenir dans le choix d'une méthode contraceptive particulière.</text:span><text:span text:style-name="T11"> Ainsi, dans le cas du stérilet, c'est la question <text:s/></text:span><text:soft-page-break/><text:span text:style-name="T11">du </text:span><text:span text:style-name="T12">rapport au corps</text:span><text:span text:style-name="T11"> <text:s/>et de la représentation de cet objet (amené à devenir une forme d'élément corporel) qui se pose. </text:span></text:p>
      <text:p text:style-name="P1"><text:span text:style-name="T11"/></text:p>
      <text:p text:style-name="P1"><text:span text:style-name="T11">L'</text:span><text:span text:style-name="T12">objectif </text:span><text:span text:style-name="T11">de la mise en place du traitement contraceptif est également une composante du choix// ou de la cohérence ???. Il semble pertinent d'avancer que la cohérence du comportement contraceptif sera influencé par celui-ci. </text:span><text:span text:style-name="T13">En effet, postulons qu'une jeune fille se voit prescrire la pilule afin de pallier à un problème dermatologique, il semble possible qu'elle perde contact avec l'aspect contraceptif et se protège moins bien</text:span></text:p>
      <text:p text:style-name="P1"><text:span text:style-name="T11"/></text:p>
      <text:p text:style-name="P1"><text:span text:style-name="T11">En effet, certaines méthodes restent efficaces un certain temps après leur arrêt effectif (voir descriptif) tandis que d'autres n'ont qu'un effet ponctuel. <text:s text:c="3"/></text:span></text:p>
      <text:p text:style-name="P4"/>
      <text:p text:style-name="P1"><text:span text:style-name="T11"><text:tab/>Le </text:span><text:span text:style-name="T12">sens </text:span><text:span text:style-name="T11">donné à la contraception, j'y reviendrais dans le chapitre consacré à la pilule.</text:span></text:p>
      <text:p text:style-name="P4"/>
      <text:p text:style-name="P15"/>
      <text:p text:style-name="P4"/>
      <text:p text:style-name="P1"><text:tab/></text:p>
      <text:p text:style-name="P2">Quels sont les facteurs qui influencent les pratiques contraceptives ?</text:p>
      <text:p text:style-name="P1"/>
      <text:p text:style-name="P3"><text:span text:style-name="T1"><text:tab/>Quand il s'agit de </text:span><text:span text:style-name="T10">l'utilisation ou la non-utilisation </text:span><text:span text:style-name="T1">de contraceptifs en règle générale au cours des rapports sexuels, les facteurs qui entrent en considération sont les suivants :</text:span></text:p>
      <text:list xml:id="list31414961" text:style-name="L1">
        <text:list-item>
          <text:p text:style-name="P14"><text:span text:style-name="T1">Le fait d'en avoir discuté avant le rapport sexuel (double les chances d'avoir recours à des contraceptifs dans le cadre d'une relation romantique)</text:span><text:span text:style-name="T1"><text:note text:id="ftn6" text:note-class="footnote"><text:note-citation>6</text:note-citation><text:note-body><text:p text:style-name="Footnote"><text:span text:style-name="T2">Manlove, J., Ryan, S. &amp; Franzetta, K. (2003). Patterns of Contraceptive use Within Teenagers' First Sexual Relationships. </text:span><text:span text:style-name="T4">Perspectives on sexual and Reproductive Health,</text:span><text:span text:style-name="T2"> 35(6), pp. 246-255.</text:span></text:p></text:note-body></text:note></text:span><text:span text:style-name="T1">;</text:span></text:p>
        </text:list-item>
        <text:list-item>
          <text:p text:style-name="P13">Le fait </text:p>
        </text:list-item>
      </text:list>
      <text:p text:style-name="P1"/>
      <text:p text:style-name="P1"/>
      <text:p text:style-name="P1">Concernant une utilisation</text:p>
      <text:p text:style-name="P1">--&gt; « utilisation cohérente » Définir </text:p>
      <text:p text:style-name="P1"/>
      <text:p text:style-name="P3"><text:span text:style-name="T1">ados (1991)<text:tab/><text:tab/>Mise en évidence l'importance des événements extérieurs et l'influence de l'entourage social. Ainsi, </text:span><text:span text:style-name="T10">une expérience de grossesse non-désirée</text:span><text:span text:style-name="T1"> avec avortement, l'</text:span><text:span text:style-name="T10">implication du partenaire</text:span><text:span text:style-name="T1"> dans la pratique contraceptive mais également </text:span><text:span text:style-name="T10">l'influence de la mère</text:span><text:span text:style-name="T1"> se révèlent des facteurs influençant significativement l'utilisation cohérente de la </text:span><text:soft-page-break/><text:span text:style-name="T1">contraception orale chez des adolescentes</text:span><text:span text:style-name="T1"><text:note text:id="ftn7" text:note-class="footnote"><text:note-citation>7</text:note-citation><text:note-body><text:p text:style-name="Footnote"><text:span text:style-name="T2">Weisman, C., Plichta, S., Nathanson, C., Chase, G., Ensminger, M. &amp; Courtland Robinson, J. (1991) Adolescent Women's Contraceptive Decision Making. </text:span><text:span text:style-name="T4">Journal of Health and Social Behavior</text:span><text:span text:style-name="T2">, 32 (2), pp. 130-144.</text:span></text:p></text:note-body></text:note></text:span><text:span text:style-name="T1">. </text:span><text:tab/>Par ailleurs, chez les mêmes sujets, des événements relatifs à la relation (séparations ou ruptures) sont associés à des arrêts de la contraception.</text:p>
      <text:p text:style-name="P3"/>
      <text:p text:style-name="P3">(2003)<text:tab/><text:tab/>utilisation consistante : <text:span text:style-name="T1">Le fait de vivre avec ses deux parents (biologiques ou d'adoption) se révèle être un facteur prédictif d'une utilisation cohérente de contraceptifs à chaque rapport sexuel, le moment du premier rapport sexuel après l'initiation de la relation (au plus le moment en retardé au plus il y a de chances que E un contraceptif)</text:span></text:p>
      <text:p text:style-name="P3">utilisation inconsistante : partenaire plus agé; partenaire ami proche des proches de l'ado (climat de CF?), durée de la relation (dans le sens d'une moins grande cohérence du comportement si la relation est plus longue ce qui pourrait être expliqué par une plus grande fréquence des rapports sexuels ?</text:p>
      <text:p text:style-name="P3"/>
      <text:p text:style-name="P3"/>
      <text:list xml:id="list31415477" text:style-name="L2">
        <text:list-item>
          <text:p text:style-name="P1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rebuchet MS" svg:font-family="'Trebuchet MS'"/>
    <style:font-face style:name="Trebuchet MS1" svg:font-family="'Trebuchet MS'" style:font-adornments="Norm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B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rebuchet MS" fo:font-size="11pt" fo:language="fr" fo:country="B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rebuchet MS"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rebuchet MS" style:font-name-complex="Tahoma1"/>
    </style:style>
    <style:style style:name="Caption" style:family="paragraph" style:parent-style-name="Standard" style:class="extra">
      <style:paragraph-properties fo:margin-top="0.212cm" fo:margin-bottom="0.212cm" text:number-lines="false" text:line-number="0"/>
      <style:text-properties style:font-name="Trebuchet MS" fo:font-size="11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rebuchet MS" style:font-name-complex="Tahoma1"/>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2-23T13:46:45.75</meta:creation-date>
    <dc:date>2009-02-24T14:38:48.25</dc:date>
    <meta:editing-duration>PT04H15M15S</meta:editing-duration>
    <meta:editing-cycles>4</meta:editing-cycles>
    <meta:generator>OpenOffice.org/3.0$Win32 OpenOffice.org_project/300m9$Build-9358</meta:generator>
    <meta:document-statistic meta:table-count="0" meta:image-count="0" meta:object-count="0" meta:page-count="5" meta:paragraph-count="36" meta:word-count="1652" meta:character-count="10721"/>
    <meta:user-defined meta:name="Info 1"/>
    <meta:user-defined meta:name="Info 2"/>
    <meta:user-defined meta:name="Info 3"/>
    <meta:user-defined meta:name="Info 4"/>
  </office:meta>
</office:document-meta>
</file>